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1" svg:font-family="Arial" style:font-family-generic="roman"/>
    <style:font-face style:name="Lohit Devanagari" svg:font-family="'Lohit Devanagari'" style:font-family-generic="roman"/>
    <style:font-face style:name="ARial" svg:font-family="ARial" style:font-family-generic="swiss"/>
    <style:font-face style:name="Arial2" svg:font-family="Arial" style:font-family-generic="swiss"/>
    <style:font-face style:name="Arial" svg:font-family="Arial" style:font-adornments="Regular" style:font-family-generic="swiss"/>
    <style:font-face style:name="Courier New1" svg:font-family="'Courier New'" style:font-adornments="Regular"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writing-mode="lr-tb"/>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writing-mode="lr-tb"/>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29" style:family="table">
      <style:table-properties style:width="4.5in" table:align="margins" style:writing-mode="lr-tb"/>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1" style:family="table">
      <style:table-properties style:width="4.5in" table:align="margins" style:writing-mode="lr-tb"/>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56" style:family="table">
      <style:table-properties style:width="4.5in" table:align="margins" style:writing-mode="lr-tb"/>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2" style:family="table">
      <style:table-properties style:width="4.5in" table:align="margins" style:writing-mode="lr-tb"/>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writing-mode="lr-tb"/>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 style:family="table">
      <style:table-properties style:width="4.5in" table:align="margins" style:writing-mode="lr-tb"/>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9" style:family="table">
      <style:table-properties style:width="4.5in" table:align="margins" style:writing-mode="lr-tb"/>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writing-mode="lr-tb"/>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8" style:family="table">
      <style:table-properties style:width="4.5in" table:align="margins" style:writing-mode="lr-tb"/>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0pt" fo:font-weight="bold" style:font-size-asian="8.75pt" style:font-weight-asian="bold" style:font-size-complex="10pt" style:font-weight-complex="bold"/>
    </style:style>
    <style:style style:name="P4" style:family="paragraph" style:parent-style-name="Standard">
      <style:text-properties fo:font-size="10pt" fo:font-weight="normal" officeooo:paragraph-rsid="01538c6a" style:font-size-asian="10pt" style:font-weight-asian="normal" style:font-size-complex="10pt" style:font-weight-complex="normal"/>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officeooo:paragraph-rsid="01533a27" style:font-size-asian="10pt" style:font-size-complex="10pt"/>
    </style:style>
    <style:style style:name="P7" style:family="paragraph" style:parent-style-name="Standard">
      <style:text-properties fo:font-size="10pt" officeooo:rsid="016a71f3" officeooo:paragraph-rsid="016a71f3" style:font-size-asian="10pt" style:font-size-complex="10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officeooo:paragraph-rsid="0147c3e5"/>
    </style:style>
    <style:style style:name="P10"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P11"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rsid="001eea46" officeooo:paragraph-rsid="014840ae" style:font-size-asian="10pt" style:font-style-asian="normal" style:font-weight-asian="normal" style:font-size-complex="10pt" style:font-weight-complex="normal" style:text-emphasize="none"/>
    </style:style>
    <style:style style:name="P12"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rsid="001eea46" officeooo:paragraph-rsid="015fb3b7" style:font-size-asian="10pt" style:font-style-asian="normal" style:font-weight-asian="normal" style:font-size-complex="10pt" style:font-weight-complex="normal" style:text-emphasize="none"/>
    </style:style>
    <style:style style:name="P13"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rsid="001eea46" officeooo:paragraph-rsid="01618a50" style:font-size-asian="10pt" style:font-style-asian="normal" style:font-weight-asian="normal" style:font-size-complex="10pt" style:font-weight-complex="normal" style:text-emphasize="none"/>
    </style:style>
    <style:style style:name="P14"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rsid="001eea46" officeooo:paragraph-rsid="0163d739" style:font-size-asian="10pt" style:font-style-asian="normal" style:font-weight-asian="normal" style:font-size-complex="10pt" style:font-weight-complex="normal" style:text-emphasize="none"/>
    </style:style>
    <style:style style:name="P15"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rsid="01538c6a" officeooo:paragraph-rsid="01538c6a" style:font-size-asian="10pt" style:font-style-asian="normal" style:font-weight-asian="normal" style:font-size-complex="10pt" style:font-weight-complex="normal" style:text-emphasize="none"/>
    </style:style>
    <style:style style:name="P16"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paragraph-rsid="015fb3b7" style:font-size-asian="10pt" style:font-style-asian="normal" style:font-weight-asian="normal" style:font-size-complex="10pt" style:font-weight-complex="normal" style:text-emphasize="none"/>
    </style:style>
    <style:style style:name="P17"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paragraph-rsid="01618a50" style:font-size-asian="10pt" style:font-style-asian="normal" style:font-weight-asian="normal" style:font-size-complex="10pt" style:font-weight-complex="normal" style:text-emphasize="none"/>
    </style:style>
    <style:style style:name="P18"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paragraph-rsid="0163d739" style:font-size-asian="10pt" style:font-style-asian="normal" style:font-weight-asian="normal" style:font-size-complex="10pt" style:font-weight-complex="normal" style:text-emphasize="none"/>
    </style:style>
    <style:style style:name="P19"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rsid="01688aea" officeooo:paragraph-rsid="01688aea" style:font-size-asian="10pt" style:font-style-asian="normal" style:font-weight-asian="normal" style:font-size-complex="10pt" style:font-weight-complex="normal" style:text-emphasize="none"/>
    </style:style>
    <style:style style:name="P20"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rsid="0163d739" officeooo:paragraph-rsid="01688aea" style:font-size-asian="10pt" style:font-style-asian="normal" style:font-weight-asian="normal" style:font-size-complex="10pt" style:font-weight-complex="normal" style:text-emphasize="none"/>
    </style:style>
    <style:style style:name="P21" style:family="paragraph" style:parent-style-name="Standard">
      <style:text-properties fo:color="#000000" style:text-outline="false" style:text-line-through-style="none" style:text-line-through-type="none" style:font-name="Arial" fo:font-size="10pt" fo:font-style="normal" fo:text-shadow="none" style:text-underline-style="none" fo:font-weight="normal" officeooo:rsid="016a71f3" officeooo:paragraph-rsid="016a71f3" style:font-size-asian="10pt" style:font-style-asian="normal" style:font-weight-asian="normal" style:font-size-complex="10pt" style:font-weight-complex="normal" style:text-emphasize="none"/>
    </style:style>
    <style:style style:name="P22" style:family="paragraph" style:parent-style-name="Standard">
      <style:text-properties fo:color="#000000" style:text-outline="false" style:text-line-through-style="none" style:text-line-through-type="none" style:font-name="Arial" fo:font-style="normal" fo:text-shadow="none" style:text-underline-style="none" officeooo:rsid="01618a50" officeooo:paragraph-rsid="01688aea" style:font-style-asian="normal" style:text-emphasize="none"/>
    </style:style>
    <style:style style:name="P23" style:family="paragraph" style:parent-style-name="Standard">
      <style:text-properties fo:color="#000000" style:text-outline="false" style:text-line-through-style="none" style:text-line-through-type="none" style:font-name="Arial" fo:font-style="normal" fo:text-shadow="none" style:text-underline-style="none" officeooo:rsid="0163d739" officeooo:paragraph-rsid="01688aea" style:font-style-asian="normal" style:text-emphasize="none"/>
    </style:style>
    <style:style style:name="P24"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P25"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rsid="01533a27" officeooo:paragraph-rsid="01533a27" style:font-size-asian="10pt" style:font-style-asian="normal" style:font-weight-asian="normal" style:font-size-complex="10pt" style:font-weight-complex="normal" style:text-emphasize="none"/>
    </style:style>
    <style:style style:name="P26"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rsid="01599e82" style:font-size-asian="10pt" style:font-style-asian="normal" style:font-weight-asian="normal" style:font-size-complex="10pt" style:font-weight-complex="normal" style:text-emphasize="none"/>
    </style:style>
    <style:style style:name="P27"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rsid="0155d3c8" officeooo:paragraph-rsid="01576b57" style:font-size-asian="10pt" style:font-style-asian="normal" style:font-weight-asian="normal" style:font-size-complex="10pt" style:text-emphasize="none"/>
    </style:style>
    <style:style style:name="P28"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rsid="0157baa0" style:font-size-asian="10pt" style:font-style-asian="normal" style:font-weight-asian="normal" style:font-size-complex="10pt" style:text-emphasize="none"/>
    </style:style>
    <style:style style:name="P29"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rsid="0157baa0" officeooo:paragraph-rsid="01599e82" style:font-size-asian="10pt" style:font-style-asian="normal" style:font-weight-asian="normal" style:font-size-complex="10pt" style:text-emphasize="none"/>
    </style:style>
    <style:style style:name="P30"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rsid="01599e82" style:font-size-asian="10pt" style:font-style-asian="normal" style:font-weight-asian="normal" style:font-size-complex="10pt" style:text-emphasize="none"/>
    </style:style>
    <style:style style:name="P31"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rsid="01599e82" officeooo:paragraph-rsid="01599e82" style:font-size-asian="10pt" style:font-style-asian="normal" style:font-weight-asian="normal" style:font-size-complex="10pt" style:text-emphasize="none"/>
    </style:style>
    <style:style style:name="P32"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rsid="015abaf4" officeooo:paragraph-rsid="015abaf4" style:font-size-asian="10pt" style:font-style-asian="normal" style:font-weight-asian="normal" style:font-size-complex="10pt" style:text-emphasize="none"/>
    </style:style>
    <style:style style:name="P33" style:family="paragraph" style:parent-style-name="Standard">
      <style:text-properties fo:color="#000000" style:text-outline="false" style:text-line-through-style="none" style:text-line-through-type="none" fo:font-size="10pt" fo:text-shadow="none" style:text-underline-style="none" fo:font-weight="normal" style:font-size-asian="10pt" style:font-weight-asian="normal" style:font-size-complex="10pt" style:font-weight-complex="normal" style:text-emphasize="none"/>
    </style:style>
    <style:style style:name="P34" style:family="paragraph" style:parent-style-name="Standard">
      <style:text-properties fo:color="#000000" style:text-outline="false" style:text-line-through-style="none" style:text-line-through-type="none" fo:font-size="10pt" fo:text-shadow="none" style:text-underline-style="none" fo:font-weight="normal" officeooo:rsid="016a71f3" officeooo:paragraph-rsid="016a71f3" style:font-size-asian="10pt" style:font-weight-asian="normal" style:font-size-complex="10pt" style:font-weight-complex="normal" style:text-emphasize="none"/>
    </style:style>
    <style:style style:name="P35" style:family="paragraph" style:parent-style-name="Standard">
      <style:text-properties fo:color="#000000" fo:font-size="10pt" officeooo:paragraph-rsid="01533a27" style:font-size-asian="10pt" style:font-size-complex="10pt"/>
    </style:style>
    <style:style style:name="P36" style:family="paragraph" style:parent-style-name="Standard">
      <style:text-properties fo:color="#000000" fo:font-size="10pt" fo:font-weight="bold" officeooo:rsid="0147c3e5" officeooo:paragraph-rsid="01533a27" style:font-size-asian="10pt" style:font-weight-asian="bold" style:font-size-complex="10pt" style:font-weight-complex="bold"/>
    </style:style>
    <style:style style:name="P37" style:family="paragraph" style:parent-style-name="Standard">
      <style:text-properties fo:color="#000000" style:font-name="ARial" fo:font-size="10pt" fo:font-weight="bold" officeooo:rsid="0148420f" officeooo:paragraph-rsid="0148420f" style:font-size-asian="10pt" style:font-weight-asian="bold" style:font-size-complex="10pt" style:font-weight-complex="bold"/>
    </style:style>
    <style:style style:name="P38" style:family="paragraph" style:parent-style-name="Standard">
      <style:text-properties fo:color="#000000" style:font-name="ARial" fo:font-size="10pt" fo:font-weight="bold" officeooo:rsid="0148420f" officeooo:paragraph-rsid="015fb3b7" style:font-size-asian="10pt" style:font-weight-asian="bold" style:font-size-complex="10pt" style:font-weight-complex="bold"/>
    </style:style>
    <style:style style:name="P39" style:family="paragraph" style:parent-style-name="Standard">
      <style:text-properties fo:color="#000000" style:font-name="ARial" fo:font-size="10pt" fo:font-weight="bold" officeooo:rsid="0148420f" officeooo:paragraph-rsid="01618a50" style:font-size-asian="10pt" style:font-weight-asian="bold" style:font-size-complex="10pt" style:font-weight-complex="bold"/>
    </style:style>
    <style:style style:name="P40" style:family="paragraph" style:parent-style-name="Standard">
      <style:text-properties fo:color="#000000" style:font-name="ARial" fo:font-size="10pt" fo:font-weight="bold" officeooo:rsid="0148420f" officeooo:paragraph-rsid="0163d739" style:font-size-asian="10pt" style:font-weight-asian="bold" style:font-size-complex="10pt" style:font-weight-complex="bold"/>
    </style:style>
    <style:style style:name="P41" style:family="paragraph" style:parent-style-name="Standard">
      <style:text-properties fo:color="#000000" style:font-name="ARial" fo:font-size="10pt" fo:font-weight="bold" officeooo:rsid="0148420f" officeooo:paragraph-rsid="01688aea" style:font-size-asian="10pt" style:font-weight-asian="bold" style:font-size-complex="10pt" style:font-weight-complex="bold"/>
    </style:style>
    <style:style style:name="P42" style:family="paragraph" style:parent-style-name="Standard">
      <style:text-properties officeooo:paragraph-rsid="014840ae"/>
    </style:style>
    <style:style style:name="P43" style:family="paragraph" style:parent-style-name="Standard">
      <style:text-properties fo:font-weight="normal" style:font-weight-asian="normal" style:font-weight-complex="normal"/>
    </style:style>
    <style:style style:name="P44" style:family="paragraph" style:parent-style-name="Standard">
      <style:text-properties fo:font-weight="normal" officeooo:paragraph-rsid="01513933" style:font-weight-asian="normal" style:font-weight-complex="normal"/>
    </style:style>
    <style:style style:name="P45" style:family="paragraph" style:parent-style-name="Standard">
      <style:text-properties officeooo:paragraph-rsid="0154e584"/>
    </style:style>
    <style:style style:name="P46" style:family="paragraph" style:parent-style-name="Standard">
      <style:text-properties style:font-name="Courier New"/>
    </style:style>
    <style:style style:name="P47" style:family="paragraph" style:parent-style-name="Standard">
      <style:text-properties style:font-name="Courier New" fo:font-size="10pt" fo:font-weight="normal" style:font-size-asian="10pt" style:font-weight-asian="normal" style:font-size-complex="10pt"/>
    </style:style>
    <style:style style:name="P48" style:family="paragraph" style:parent-style-name="Standard">
      <style:text-properties style:font-name="Courier New" fo:font-size="10pt" fo:font-weight="normal" style:font-size-asian="10pt" style:font-weight-asian="normal" style:font-size-complex="10pt" style:font-weight-complex="normal"/>
    </style:style>
    <style:style style:name="P49" style:family="paragraph" style:parent-style-name="Standard">
      <style:text-properties style:font-name="Courier New" fo:font-size="10pt" fo:font-weight="normal" officeooo:paragraph-rsid="0157baa0" style:font-size-asian="10pt" style:font-weight-asian="normal" style:font-size-complex="10pt" style:font-weight-complex="normal"/>
    </style:style>
    <style:style style:name="P50" style:family="paragraph" style:parent-style-name="Standard">
      <style:text-properties style:font-name="Courier New" fo:font-size="10pt" fo:font-weight="normal" officeooo:rsid="01599e82" officeooo:paragraph-rsid="01599e82" style:font-size-asian="10pt" style:font-weight-asian="normal" style:font-size-complex="10pt"/>
    </style:style>
    <style:style style:name="P51" style:family="paragraph" style:parent-style-name="Standard">
      <style:text-properties style:font-name="Courier New" officeooo:paragraph-rsid="015abaf4"/>
    </style:style>
    <style:style style:name="P52" style:family="paragraph" style:parent-style-name="Standard">
      <style:text-properties style:font-name="Courier New" officeooo:rsid="015bbf6d" officeooo:paragraph-rsid="015bbf6d"/>
    </style:style>
    <style:style style:name="P53" style:family="paragraph" style:parent-style-name="Standard">
      <style:text-properties style:font-name="Courier New" fo:font-size="9pt" style:font-size-asian="9pt" style:font-size-complex="9pt"/>
    </style:style>
    <style:style style:name="P54" style:family="paragraph" style:parent-style-name="Standard">
      <style:text-properties style:font-name="Courier New" officeooo:paragraph-rsid="0163125e"/>
    </style:style>
    <style:style style:name="P55" style:family="paragraph" style:parent-style-name="Standard">
      <style:text-properties style:font-name="Courier New" officeooo:paragraph-rsid="0163d739"/>
    </style:style>
    <style:style style:name="P56" style:family="paragraph" style:parent-style-name="Standard">
      <style:text-properties style:font-name="Courier New" officeooo:paragraph-rsid="01688aea"/>
    </style:style>
    <style:style style:name="P57" style:family="paragraph" style:parent-style-name="Standard">
      <style:text-properties style:font-name="Courier New" officeooo:paragraph-rsid="016dcde3"/>
    </style:style>
    <style:style style:name="P58" style:family="paragraph" style:parent-style-name="Standard">
      <style:text-properties officeooo:rsid="01599e82" officeooo:paragraph-rsid="01599e82"/>
    </style:style>
    <style:style style:name="P59" style:family="paragraph" style:parent-style-name="Standard">
      <style:text-properties officeooo:rsid="015abaf4" officeooo:paragraph-rsid="015abaf4"/>
    </style:style>
    <style:style style:name="P60" style:family="paragraph" style:parent-style-name="Standard">
      <style:text-properties style:font-name="Arial" fo:font-size="10pt" fo:font-style="normal" fo:font-weight="normal" officeooo:rsid="015fb3b7" officeooo:paragraph-rsid="015fb3b7" style:font-size-asian="10pt" style:font-style-asian="normal" style:font-weight-asian="normal" style:font-size-complex="10pt" style:font-weight-complex="normal"/>
    </style:style>
    <style:style style:name="P61" style:family="paragraph" style:parent-style-name="Standard">
      <style:text-properties style:font-name="Arial" fo:font-size="10pt" fo:font-style="normal" fo:font-weight="normal" officeooo:rsid="01635b63" officeooo:paragraph-rsid="01635b63" style:font-size-asian="10pt" style:font-style-asian="normal" style:font-weight-asian="normal" style:font-size-complex="10pt" style:font-weight-complex="normal"/>
    </style:style>
    <style:style style:name="P62" style:family="paragraph" style:parent-style-name="Standard">
      <style:text-properties style:font-name="Arial" fo:font-size="10pt" fo:font-style="normal" fo:font-weight="normal" officeooo:rsid="0163d739" officeooo:paragraph-rsid="0163d739" style:font-size-asian="10pt" style:font-style-asian="normal" style:font-weight-asian="normal" style:font-size-complex="10pt" style:font-weight-complex="normal"/>
    </style:style>
    <style:style style:name="P63" style:family="paragraph" style:parent-style-name="Standard">
      <style:text-properties officeooo:rsid="015fb3b7" officeooo:paragraph-rsid="015fb3b7"/>
    </style:style>
    <style:style style:name="P64" style:family="paragraph" style:parent-style-name="Standard">
      <style:text-properties officeooo:paragraph-rsid="015fb3b7"/>
    </style:style>
    <style:style style:name="P65" style:family="paragraph" style:parent-style-name="Standard">
      <style:text-properties officeooo:rsid="01618a50" officeooo:paragraph-rsid="01618a50"/>
    </style:style>
    <style:style style:name="P66" style:family="paragraph" style:parent-style-name="Standard">
      <style:text-properties officeooo:rsid="01618a50" officeooo:paragraph-rsid="0163d739"/>
    </style:style>
    <style:style style:name="P67" style:family="paragraph" style:parent-style-name="Standard">
      <style:text-properties officeooo:rsid="01618a50" officeooo:paragraph-rsid="01688aea"/>
    </style:style>
    <style:style style:name="P68" style:family="paragraph" style:parent-style-name="Standard">
      <style:text-properties officeooo:paragraph-rsid="01618a50"/>
    </style:style>
    <style:style style:name="P69" style:family="paragraph" style:parent-style-name="Standard">
      <style:text-properties officeooo:paragraph-rsid="0163d739"/>
    </style:style>
    <style:style style:name="P70" style:family="paragraph" style:parent-style-name="Standard">
      <style:text-properties officeooo:paragraph-rsid="01688aea"/>
    </style:style>
    <style:style style:name="P71" style:family="paragraph" style:parent-style-name="Standard">
      <style:text-properties officeooo:paragraph-rsid="016a71f3"/>
    </style:style>
    <style:style style:name="P72" style:family="paragraph" style:parent-style-name="Standard">
      <style:text-properties officeooo:rsid="016a71f3" officeooo:paragraph-rsid="016a71f3"/>
    </style:style>
    <style:style style:name="P73" style:family="paragraph" style:parent-style-name="Standard">
      <style:paragraph-properties fo:break-before="page"/>
      <style:text-properties fo:font-size="16pt" fo:font-weight="bold" officeooo:rsid="01507083" officeooo:paragraph-rsid="01507083" style:font-size-asian="16pt" style:font-weight-asian="bold" style:font-size-complex="16pt" style:font-weight-complex="bold"/>
    </style:style>
    <style:style style:name="P74" style:family="paragraph" style:parent-style-name="Standard">
      <style:paragraph-properties fo:break-before="page"/>
      <style:text-properties fo:font-size="16pt" fo:font-weight="bold" officeooo:rsid="015fb3b7" officeooo:paragraph-rsid="015fb3b7" style:font-size-asian="16pt" style:font-weight-asian="bold" style:font-size-complex="16pt" style:font-weight-complex="bold"/>
    </style:style>
    <style:style style:name="P75" style:family="paragraph" style:parent-style-name="Standard">
      <style:paragraph-properties fo:break-before="page"/>
      <style:text-properties fo:font-size="16pt" fo:font-weight="bold" officeooo:rsid="01618a50" officeooo:paragraph-rsid="01618a50" style:font-size-asian="16pt" style:font-weight-asian="bold" style:font-size-complex="16pt" style:font-weight-complex="bold"/>
    </style:style>
    <style:style style:name="P76" style:family="paragraph" style:parent-style-name="Standard">
      <style:paragraph-properties fo:break-before="page"/>
      <style:text-properties fo:font-size="16pt" fo:font-weight="bold" officeooo:rsid="0163d739" officeooo:paragraph-rsid="0163d739" style:font-size-asian="16pt" style:font-weight-asian="bold" style:font-size-complex="16pt" style:font-weight-complex="bold"/>
    </style:style>
    <style:style style:name="P77" style:family="paragraph" style:parent-style-name="Standard">
      <style:paragraph-properties fo:break-before="page"/>
      <style:text-properties fo:font-size="16pt" fo:font-weight="bold" officeooo:rsid="01688aea" officeooo:paragraph-rsid="01688aea" style:font-size-asian="16pt" style:font-weight-asian="bold" style:font-size-complex="16pt" style:font-weight-complex="bold"/>
    </style:style>
    <style:style style:name="P78" style:family="paragraph" style:parent-style-name="Standard">
      <style:paragraph-properties fo:break-before="page"/>
      <style:text-properties fo:font-size="16pt" fo:font-weight="bold" officeooo:rsid="016a71f3" officeooo:paragraph-rsid="016a71f3" style:font-size-asian="16pt" style:font-weight-asian="bold" style:font-size-complex="16pt" style:font-weight-complex="bold"/>
    </style:style>
    <style:style style:name="P79" style:family="paragraph" style:parent-style-name="Standard">
      <style:paragraph-properties fo:break-before="page"/>
      <style:text-properties officeooo:paragraph-rsid="01533a27"/>
    </style:style>
    <style:style style:name="P80" style:family="paragraph" style:parent-style-name="Title1_7e_LT_7e_Titel">
      <style:text-properties fo:color="#000000" style:font-name="ARial" fo:font-size="10pt" fo:font-weight="normal" officeooo:rsid="001eea46" officeooo:paragraph-rsid="001eea46" style:font-size-asian="8.75pt" style:font-weight-asian="normal" style:font-size-complex="10pt" style:font-weight-complex="normal"/>
    </style:style>
    <style:style style:name="P81" style:family="paragraph" style:parent-style-name="Standard" style:list-style-name="L1">
      <style:text-properties officeooo:rsid="0147c3e5" officeooo:paragraph-rsid="0147c3e5"/>
    </style:style>
    <style:style style:name="P82" style:family="paragraph" style:parent-style-name="Standard" style:list-style-name="L2">
      <style:text-properties officeooo:rsid="015fb3b7" officeooo:paragraph-rsid="015fb3b7"/>
    </style:style>
    <style:style style:name="P83" style:family="paragraph" style:parent-style-name="Standard" style:list-style-name="L2">
      <style:text-properties officeooo:rsid="01618a50" officeooo:paragraph-rsid="01618a50"/>
    </style:style>
    <style:style style:name="P84" style:family="paragraph" style:parent-style-name="Standard" style:list-style-name="L3">
      <style:text-properties officeooo:rsid="016a71f3" officeooo:paragraph-rsid="016a71f3"/>
    </style:style>
    <style:style style:name="P85" style:family="paragraph" style:parent-style-name="Standard" style:list-style-name="L4">
      <style:text-properties officeooo:rsid="016a71f3" officeooo:paragraph-rsid="016a71f3"/>
    </style:style>
    <style:style style:name="P86" style:family="paragraph" style:parent-style-name="Standard" style:list-style-name="L4">
      <style:text-properties officeooo:rsid="016dcde3" officeooo:paragraph-rsid="016dcde3"/>
    </style:style>
    <style:style style:name="P87" style:family="paragraph" style:parent-style-name="Standard">
      <style:text-properties fo:color="#000000" style:text-outline="false" style:text-line-through-style="none" style:text-line-through-type="none" style:font-name="Courier New" fo:font-size="10pt" fo:font-style="normal" fo:text-shadow="none" style:text-underline-style="none" fo:font-weight="normal" officeooo:paragraph-rsid="0170eea6" style:font-size-asian="10pt" style:font-style-asian="normal" style:font-weight-asian="normal" style:font-size-complex="10pt" style:font-weight-complex="normal" style:text-emphasize="none"/>
    </style:style>
    <style:style style:name="P88" style:family="paragraph" style:parent-style-name="Standard">
      <style:text-properties fo:font-size="10pt" fo:font-weight="normal" officeooo:paragraph-rsid="0170eea6" style:font-size-asian="10pt" style:font-weight-asian="normal" style:font-size-complex="10pt" style:font-weight-complex="normal"/>
    </style:style>
    <style:style style:name="P89"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bold" officeooo:paragraph-rsid="0170eea6" style:font-size-asian="8.75pt" style:font-style-asian="normal" style:font-weight-asian="bold" style:font-size-complex="10pt" style:font-style-complex="normal" style:font-weight-complex="bold" style:text-emphasize="none"/>
    </style:style>
    <style:style style:name="P90" style:family="paragraph" style:parent-style-name="Standard">
      <style:text-properties officeooo:paragraph-rsid="01533a27"/>
    </style:style>
    <style:style style:name="P91" style:family="paragraph" style:parent-style-name="Standard">
      <style:text-properties officeooo:paragraph-rsid="01715473"/>
    </style:style>
    <style:style style:name="T1" style:family="text">
      <style:text-properties officeooo:rsid="01507083"/>
    </style:style>
    <style:style style:name="T2" style:family="text">
      <style:text-properties style:font-name="Courier New"/>
    </style:style>
    <style:style style:name="T3" style:family="text">
      <style:text-properties style:font-name="Courier New" officeooo:rsid="01507083"/>
    </style:style>
    <style:style style:name="T4" style:family="text">
      <style:text-properties style:font-name="Courier New" fo:font-size="16pt" fo:font-weight="bold" officeooo:rsid="01538c6a" style:font-size-asian="16pt" style:font-weight-asian="bold" style:font-size-complex="16pt" style:font-weight-complex="bold"/>
    </style:style>
    <style:style style:name="T5" style:family="text">
      <style:text-properties style:font-name="Courier New" fo:font-size="16pt" fo:font-weight="bold" officeooo:rsid="016dcde3" style:font-size-asian="16pt" style:font-weight-asian="bold" style:font-size-complex="16pt" style:font-weight-complex="bold"/>
    </style:style>
    <style:style style:name="T6" style:family="text">
      <style:text-properties style:font-name="Courier New" fo:font-size="16pt" fo:font-weight="bold" officeooo:rsid="0170eea6" style:font-size-asian="16pt" style:font-weight-asian="bold" style:font-size-complex="16pt" style:font-weight-complex="bold"/>
    </style:style>
    <style:style style:name="T7" style:family="text">
      <style:text-properties style:font-name="Courier New" fo:font-size="10pt" style:font-size-asian="10pt" style:font-size-complex="10pt"/>
    </style:style>
    <style:style style:name="T8" style:family="text">
      <style:text-properties style:font-name="Courier New" officeooo:rsid="01715473"/>
    </style:style>
    <style:style style:name="T9" style:family="text">
      <style:text-properties officeooo:rsid="013d4191"/>
    </style:style>
    <style:style style:name="T10" style:family="text">
      <style:text-properties fo:color="#000000"/>
    </style:style>
    <style:style style:name="T11" style:family="text">
      <style:text-properties fo:color="#000000" style:text-outline="false" style:text-line-through-style="none" style:text-line-through-type="none" style:font-name="Arial" fo:font-style="normal" fo:text-shadow="none" style:text-underline-style="none" style:font-style-asian="normal" style:text-emphasize="none"/>
    </style:style>
    <style:style style:name="T12" style:family="text">
      <style:text-properties fo:color="#000000" style:text-outline="false" style:text-line-through-style="none" style:text-line-through-type="none" style:font-name="Arial" fo:font-style="normal" fo:text-shadow="none" style:text-underline-style="none" officeooo:rsid="01538c6a" style:font-style-asian="normal" style:text-emphasize="none"/>
    </style:style>
    <style:style style:name="T13" style:family="text">
      <style:text-properties fo:color="#000000" style:text-outline="false" style:text-line-through-style="none" style:text-line-through-type="none" style:font-name="Arial" fo:font-style="normal" fo:text-shadow="none" style:text-underline-style="none" officeooo:rsid="0154e584" style:font-style-asian="normal" style:text-emphasize="none"/>
    </style:style>
    <style:style style:name="T14" style:family="text">
      <style:text-properties fo:color="#000000" style:text-outline="false" style:text-line-through-style="none" style:text-line-through-type="none" style:font-name="Arial" fo:font-style="normal" fo:text-shadow="none" style:text-underline-style="none" officeooo:rsid="015bbf6d" style:font-style-asian="normal" style:text-emphasize="none"/>
    </style:style>
    <style:style style:name="T15" style:family="text">
      <style:text-properties fo:color="#000000" style:text-outline="false" style:text-line-through-style="none" style:text-line-through-type="none" style:font-name="Arial" fo:font-style="normal" fo:text-shadow="none" style:text-underline-style="none" officeooo:rsid="015d9229" style:font-style-asian="normal" style:text-emphasize="none"/>
    </style:style>
    <style:style style:name="T16" style:family="text">
      <style:text-properties fo:color="#000000" style:text-outline="false" style:text-line-through-style="none" style:text-line-through-type="none" style:font-name="Arial" fo:font-style="normal" fo:text-shadow="none" style:text-underline-style="none" officeooo:rsid="01618a50" style:font-style-asian="normal" style:text-emphasize="none"/>
    </style:style>
    <style:style style:name="T17" style:family="text">
      <style:text-properties fo:color="#000000" style:text-outline="false" style:text-line-through-style="none" style:text-line-through-type="none" style:font-name="Arial" fo:font-style="normal" fo:text-shadow="none" style:text-underline-style="none" officeooo:rsid="0163125e" style:font-style-asian="normal" style:text-emphasize="none"/>
    </style:style>
    <style:style style:name="T18" style:family="text">
      <style:text-properties fo:color="#000000" style:text-outline="false" style:text-line-through-style="none" style:text-line-through-type="none" style:font-name="Arial" fo:font-style="normal" fo:text-shadow="none" style:text-underline-style="none" officeooo:rsid="0163d739" style:font-style-asian="normal" style:text-emphasize="none"/>
    </style:style>
    <style:style style:name="T19" style:family="text">
      <style:text-properties fo:color="#000000" style:text-outline="false" style:text-line-through-style="none" style:text-line-through-type="none" style:font-name="Arial" fo:font-style="normal" fo:text-shadow="none" style:text-underline-style="none" officeooo:rsid="016583ea" style:font-style-asian="normal" style:text-emphasize="none"/>
    </style:style>
    <style:style style:name="T20" style:family="text">
      <style:text-properties fo:color="#000000" style:text-outline="false" style:text-line-through-style="none" style:text-line-through-type="none" style:font-name="Arial" fo:font-style="normal" fo:text-shadow="none" style:text-underline-style="none" officeooo:rsid="0167021f" style:font-style-asian="normal" style:text-emphasize="none"/>
    </style:style>
    <style:style style:name="T21" style:family="text">
      <style:text-properties fo:color="#000000" style:text-outline="false" style:text-line-through-style="none" style:text-line-through-type="none" style:font-name="Arial" fo:font-style="normal" fo:text-shadow="none" style:text-underline-style="none" officeooo:rsid="01688aea" style:font-style-asian="normal" style:text-emphasize="none"/>
    </style:style>
    <style:style style:name="T22" style:family="text">
      <style:text-properties fo:color="#000000" style:text-outline="false" style:text-line-through-style="none" style:text-line-through-type="none" style:font-name="Arial" fo:font-style="normal" fo:text-shadow="none" style:text-underline-style="none" style:font-style-asian="normal" style:font-style-complex="normal" style:text-emphasize="none"/>
    </style:style>
    <style:style style:name="T23" style:family="text">
      <style:text-properties fo:color="#000000" style:text-outline="false" style:text-line-through-style="none" style:text-line-through-type="none" style:font-name="Arial" fo:font-style="normal" fo:text-shadow="none" style:text-underline-style="none" officeooo:rsid="0151b334" style:font-style-asian="normal" style:font-style-complex="normal" style:text-emphasize="none"/>
    </style:style>
    <style:style style:name="T24" style:family="text">
      <style:text-properties fo:color="#000000" style:text-outline="false" style:text-line-through-style="none" style:text-line-through-type="none" style:font-name="Arial" fo:font-style="normal" fo:text-shadow="none" style:text-underline-style="none" officeooo:rsid="0170eea6" style:font-style-asian="normal" style:font-style-complex="normal" style:text-emphasize="none"/>
    </style:style>
    <style:style style:name="T25" style:family="text">
      <style:text-properties fo:color="#000000" style:text-outline="false" style:text-line-through-style="none" style:text-line-through-type="none" style:font-name="Arial" fo:font-size="10pt" fo:font-style="normal" fo:text-shadow="none" style:text-underline-style="none" fo:font-weight="normal" officeooo:rsid="0147c3e5" style:font-size-asian="10pt" style:font-style-asian="normal" style:font-weight-asian="normal" style:font-size-complex="10pt" style:font-weight-complex="normal" style:text-emphasize="none"/>
    </style:style>
    <style:style style:name="T26" style:family="text">
      <style:text-properties fo:color="#000000" style:text-outline="false" style:text-line-through-style="none" style:text-line-through-type="none" style:font-name="Arial" fo:font-size="10pt" fo:font-style="normal" fo:text-shadow="none" style:text-underline-style="none" fo:font-weight="normal" officeooo:rsid="0154e584" style:font-size-asian="10pt" style:font-style-asian="normal" style:font-weight-asian="normal" style:font-size-complex="10pt" style:font-weight-complex="normal" style:text-emphasize="none"/>
    </style:style>
    <style:style style:name="T27" style:family="text">
      <style:text-properties fo:color="#000000" style:text-outline="false" style:text-line-through-style="none" style:text-line-through-type="none" style:font-name="Arial" fo:font-size="10pt" fo:font-style="normal" fo:text-shadow="none" style:text-underline-style="none" style:font-size-asian="10pt" style:font-style-asian="normal" style:font-size-complex="10pt" style:text-emphasize="none"/>
    </style:style>
    <style:style style:name="T28" style:family="text">
      <style:text-properties fo:color="#000000" style:text-outline="false" style:text-line-through-style="none" style:text-line-through-type="none" style:font-name="Arial" fo:font-size="10pt" fo:font-style="normal" fo:text-shadow="none" style:text-underline-style="none" officeooo:rsid="0170eea6" style:font-size-asian="10pt" style:font-style-asian="normal" style:font-size-complex="10pt" style:text-emphasize="none"/>
    </style:style>
    <style:style style:name="T29" style:family="text">
      <style:text-properties fo:color="#000000" style:text-outline="false" style:text-line-through-style="none" style:text-line-through-type="none" style:font-name="Arial" fo:font-size="14pt" fo:font-style="normal" fo:text-shadow="none" style:text-underline-style="none" fo:font-weight="bold" officeooo:rsid="01688aea" style:font-size-asian="14pt" style:font-style-asian="normal" style:font-weight-asian="bold" style:font-size-complex="14pt" style:font-weight-complex="bold" style:text-emphasize="none"/>
    </style:style>
    <style:style style:name="T30" style:family="text">
      <style:text-properties fo:color="#000000" style:text-outline="false" style:text-line-through-style="none" style:text-line-through-type="none" style:font-name="Courier New1" fo:font-size="10pt" fo:font-style="normal" fo:text-shadow="none" style:text-underline-style="none" style:font-size-asian="10pt" style:font-style-asian="normal" style:font-size-complex="10pt" style:text-emphasize="none"/>
    </style:style>
    <style:style style:name="T31" style:family="text">
      <style:text-properties fo:color="#000000" style:text-outline="false" style:text-line-through-style="none" style:text-line-through-type="none" style:font-name="Courier New" fo:font-size="10pt" fo:font-style="normal" fo:text-shadow="none" style:text-underline-style="none" style:font-size-asian="10pt" style:font-style-asian="normal" style:font-size-complex="10pt" style:text-emphasize="none"/>
    </style:style>
    <style:style style:name="T32" style:family="text">
      <style:text-properties fo:color="#000000" style:text-outline="false" style:text-line-through-style="none" style:text-line-through-type="none" style:font-name="Courier New" fo:font-size="10pt" fo:font-style="normal" fo:text-shadow="none" style:text-underline-style="none" fo:font-weight="normal" officeooo:rsid="0154e584" style:font-size-asian="10pt" style:font-style-asian="normal" style:font-weight-asian="normal" style:font-size-complex="10pt" style:font-weight-complex="normal" style:text-emphasize="none"/>
    </style:style>
    <style:style style:name="T33" style:family="text">
      <style:text-properties fo:color="#000000" style:text-outline="false" style:text-line-through-style="none" style:text-line-through-type="none" style:font-name="Courier New" fo:font-style="normal" fo:text-shadow="none" style:text-underline-style="none" style:font-style-asian="normal" style:text-emphasize="none"/>
    </style:style>
    <style:style style:name="T34" style:family="text">
      <style:text-properties fo:color="#000000" style:text-outline="false" style:text-line-through-style="none" style:text-line-through-type="none" style:font-name="Courier New" fo:font-style="normal" fo:text-shadow="none" style:text-underline-style="none" officeooo:rsid="01538c6a" style:font-style-asian="normal" style:text-emphasize="none"/>
    </style:style>
    <style:style style:name="T35" style:family="text">
      <style:text-properties fo:color="#000000" style:text-outline="false" style:text-line-through-style="none" style:text-line-through-type="none" style:font-name="Courier New" fo:font-style="normal" fo:text-shadow="none" style:text-underline-style="none" officeooo:rsid="0154e584" style:font-style-asian="normal" style:text-emphasize="none"/>
    </style:style>
    <style:style style:name="T36" style:family="text">
      <style:text-properties fo:color="#000000" style:text-outline="false" style:text-line-through-style="none" style:text-line-through-type="none" style:font-name="Courier New" fo:font-style="normal" fo:text-shadow="none" style:text-underline-style="none" officeooo:rsid="01599e82" style:font-style-asian="normal" style:text-emphasize="none"/>
    </style:style>
    <style:style style:name="T37" style:family="text">
      <style:text-properties fo:color="#000000" style:text-outline="false" style:text-line-through-style="none" style:text-line-through-type="none" style:font-name="Courier New" fo:font-style="normal" fo:text-shadow="none" style:text-underline-style="none" officeooo:rsid="015abaf4" style:font-style-asian="normal" style:text-emphasize="none"/>
    </style:style>
    <style:style style:name="T38" style:family="text">
      <style:text-properties fo:color="#000000" style:text-outline="false" style:text-line-through-style="none" style:text-line-through-type="none" style:font-name="Courier New" fo:font-style="normal" fo:text-shadow="none" style:text-underline-style="none" officeooo:rsid="015bbf6d" style:font-style-asian="normal" style:text-emphasize="none"/>
    </style:style>
    <style:style style:name="T39" style:family="text">
      <style:text-properties fo:color="#000000" style:text-outline="false" style:text-line-through-style="none" style:text-line-through-type="none" style:font-name="Courier New" fo:font-style="normal" fo:text-shadow="none" style:text-underline-style="none" officeooo:rsid="015d9229" style:font-style-asian="normal" style:text-emphasize="none"/>
    </style:style>
    <style:style style:name="T40" style:family="text">
      <style:text-properties fo:color="#000000" style:text-outline="false" style:text-line-through-style="none" style:text-line-through-type="none" style:font-name="Courier New" fo:font-style="normal" fo:text-shadow="none" style:text-underline-style="none" officeooo:rsid="015ea161" style:font-style-asian="normal" style:text-emphasize="none"/>
    </style:style>
    <style:style style:name="T41" style:family="text">
      <style:text-properties fo:color="#000000" style:text-outline="false" style:text-line-through-style="none" style:text-line-through-type="none" style:font-name="Courier New" fo:font-style="normal" fo:text-shadow="none" style:text-underline-style="none" officeooo:rsid="01618a50" style:font-style-asian="normal" style:text-emphasize="none"/>
    </style:style>
    <style:style style:name="T42" style:family="text">
      <style:text-properties fo:color="#000000" style:text-outline="false" style:text-line-through-style="none" style:text-line-through-type="none" style:font-name="Courier New" fo:font-style="normal" fo:text-shadow="none" style:text-underline-style="none" officeooo:rsid="0163d739" style:font-style-asian="normal" style:text-emphasize="none"/>
    </style:style>
    <style:style style:name="T43" style:family="text">
      <style:text-properties fo:color="#000000" style:text-outline="false" style:text-line-through-style="none" style:text-line-through-type="none" style:font-name="Courier New" fo:font-style="normal" fo:text-shadow="none" style:text-underline-style="none" officeooo:rsid="01688aea" style:font-style-asian="normal" style:text-emphasize="none"/>
    </style:style>
    <style:style style:name="T44" style:family="text">
      <style:text-properties fo:color="#000000" style:text-outline="false" style:text-line-through-style="none" style:text-line-through-type="none" style:font-name="Courier New" fo:text-shadow="none" style:text-underline-style="none" style:text-emphasize="none"/>
    </style:style>
    <style:style style:name="T45" style:family="text">
      <style:text-properties fo:color="#000000" style:text-outline="false" style:text-line-through-style="none" style:text-line-through-type="none" style:font-name="Arial2" fo:font-style="normal" fo:text-shadow="none" style:text-underline-style="none" officeooo:rsid="015bbf6d" style:font-style-asian="normal" style:text-emphasize="none"/>
    </style:style>
    <style:style style:name="T46" style:family="text">
      <style:text-properties fo:color="#000000" style:text-outline="false" style:text-line-through-style="none" style:text-line-through-type="none" fo:text-shadow="none" style:text-underline-style="none" style:text-emphasize="none"/>
    </style:style>
    <style:style style:name="T47" style:family="text">
      <style:text-properties fo:color="#000000" style:text-outline="false" style:text-line-through-style="none" style:text-line-through-type="none" fo:text-shadow="none" style:text-underline-style="none" officeooo:rsid="01618a50" style:text-emphasize="none"/>
    </style:style>
    <style:style style:name="T48" style:family="text">
      <style:text-properties fo:color="#000000" style:font-name="Courier New1" fo:font-size="10pt" style:font-size-asian="10pt" style:font-size-complex="10pt"/>
    </style:style>
    <style:style style:name="T49" style:family="text">
      <style:text-properties fo:color="#000000" officeooo:rsid="0152a628"/>
    </style:style>
    <style:style style:name="T50" style:family="text">
      <style:text-properties fo:color="#000000" officeooo:rsid="01533a27"/>
    </style:style>
    <style:style style:name="T51" style:family="text">
      <style:text-properties fo:color="#000000" style:font-name="Courier New" officeooo:rsid="01533a27"/>
    </style:style>
    <style:style style:name="T52" style:family="text">
      <style:text-properties fo:color="#000000" fo:font-size="10pt" style:font-size-asian="10pt" style:font-size-complex="10pt"/>
    </style:style>
    <style:style style:name="T53" style:family="text">
      <style:text-properties fo:color="#000000" fo:font-size="10pt" officeooo:rsid="0152a628" style:font-size-asian="10pt" style:font-size-complex="10pt"/>
    </style:style>
    <style:style style:name="T54" style:family="text">
      <style:text-properties fo:color="#000000" fo:font-size="10pt" officeooo:rsid="01533a27" style:font-size-asian="10pt" style:font-size-complex="10pt"/>
    </style:style>
    <style:style style:name="T55" style:family="text">
      <style:text-properties fo:color="#000000" fo:font-size="10pt" officeooo:rsid="0170eea6" style:font-size-asian="10pt" style:font-size-complex="10pt"/>
    </style:style>
    <style:style style:name="T56" style:family="text">
      <style:text-properties fo:color="#000000" officeooo:rsid="0170eea6"/>
    </style:style>
    <style:style style:name="T57" style:family="text">
      <style:text-properties style:text-outline="false" style:text-line-through-style="none" style:text-line-through-type="none" style:font-name="Arial" fo:font-style="normal" fo:text-shadow="none" style:text-underline-style="none" style:font-style-asian="normal" style:text-emphasize="none"/>
    </style:style>
    <style:style style:name="T58" style:family="text">
      <style:text-properties style:text-outline="false" style:text-line-through-style="none" style:text-line-through-type="none" style:font-name="Arial" fo:font-style="normal" fo:text-shadow="none" style:text-underline-style="none" officeooo:rsid="0147c3e5" style:font-style-asian="normal" style:text-emphasize="none"/>
    </style:style>
    <style:style style:name="T59" style:family="text">
      <style:text-properties fo:font-size="16pt" fo:font-weight="bold" officeooo:rsid="01538c6a" style:font-size-asian="16pt" style:font-weight-asian="bold" style:font-size-complex="16pt" style:font-weight-complex="bold"/>
    </style:style>
    <style:style style:name="T60" style:family="text">
      <style:text-properties fo:font-size="16pt" fo:font-weight="bold" officeooo:rsid="016dcde3" style:font-size-asian="16pt" style:font-weight-asian="bold" style:font-size-complex="16pt" style:font-weight-complex="bold"/>
    </style:style>
    <style:style style:name="T61" style:family="text">
      <style:text-properties fo:font-size="16pt" fo:font-weight="bold" officeooo:rsid="0170eea6" style:font-size-asian="16pt" style:font-weight-asian="bold" style:font-size-complex="16pt" style:font-weight-complex="bold"/>
    </style:style>
    <style:style style:name="T62" style:family="text">
      <style:text-properties officeooo:rsid="01576b57"/>
    </style:style>
    <style:style style:name="T63" style:family="text">
      <style:text-properties fo:font-weight="bold" officeooo:rsid="016a71f3" style:font-weight-asian="bold" style:font-weight-complex="bold"/>
    </style:style>
    <style:style style:name="T64" style:family="text">
      <style:text-properties officeooo:rsid="0157baa0"/>
    </style:style>
    <style:style style:name="T65" style:family="text">
      <style:text-properties style:font-weight-complex="normal"/>
    </style:style>
    <style:style style:name="T66" style:family="text">
      <style:text-properties officeooo:rsid="015abaf4"/>
    </style:style>
    <style:style style:name="T67" style:family="text">
      <style:text-properties officeooo:rsid="016a71f3"/>
    </style:style>
    <style:style style:name="T68" style:family="text">
      <style:text-properties fo:font-size="10pt" style:font-size-asian="10pt" style:font-size-complex="10pt"/>
    </style:style>
    <style:style style:name="T69" style:family="text">
      <style:text-properties fo:font-size="10pt" officeooo:rsid="016a71f3" style:font-size-asian="10pt" style:font-size-complex="10pt"/>
    </style:style>
    <style:style style:name="T70" style:family="text">
      <style:text-properties fo:font-size="10pt" officeooo:rsid="016cac09" style:font-size-asian="10pt" style:font-size-complex="10pt"/>
    </style:style>
    <style:style style:name="T71" style:family="text">
      <style:text-properties fo:font-size="10pt" fo:font-weight="bold" officeooo:rsid="016a71f3" style:font-size-asian="10pt" style:font-weight-asian="bold" style:font-size-complex="10pt" style:font-weight-complex="bold"/>
    </style:style>
    <style:style style:name="T72" style:family="text">
      <style:text-properties officeooo:rsid="016cac09"/>
    </style:style>
    <style:style style:name="T73" style:family="text">
      <style:text-properties officeooo:rsid="016dcde3"/>
    </style:style>
    <style:style style:name="T74" style:family="text">
      <style:text-properties style:font-name="Arial2" fo:font-size="16pt" fo:font-weight="bold" officeooo:rsid="016dcde3" style:font-size-asian="16pt" style:font-weight-asian="bold" style:font-size-complex="16pt" style:font-weight-complex="bold"/>
    </style:style>
    <style:style style:name="T75" style:family="text">
      <style:text-properties style:font-name="Arial2" fo:font-size="16pt" fo:font-weight="bold" officeooo:rsid="0170eea6" style:font-size-asian="16pt" style:font-weight-asian="bold" style:font-size-complex="16pt" style:font-weight-complex="bold"/>
    </style:style>
    <style:style style:name="T76" style:family="text">
      <style:text-properties officeooo:rsid="016f6b25"/>
    </style:style>
    <style:style style:name="T77" style:family="text">
      <style:text-properties officeooo:rsid="0170eea6"/>
    </style:style>
    <style:style style:name="T78" style:family="text">
      <style:text-properties style:font-name="Courier New"/>
    </style:style>
    <style:style style:name="T79" style:family="text">
      <style:text-properties style:font-name="Courier New" fo:font-size="16pt" fo:font-weight="bold" officeooo:rsid="0170eea6"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0</text:span>. <text:span text:style-name="T1">C++ </text:span><text:span text:style-name="T3">string</text:span><text:span text:style-name="T1"> class</text:span></text:p>
      <text:p text:style-name="Standard"/>
      <text:p text:style-name="P8">Objectives</text:p>
      <text:p text:style-name="P3"/>
      <text:list xml:id="list9080311807593312837" text:style-name="L1">
        <text:list-item>
          <text:p text:style-name="P81">Learn about <text:span text:style-name="T1">C strings.</text:span></text:p>
        </text:list-item>
        <text:list-item>
          <text:p text:style-name="P81">Learn about <text:span text:style-name="T1">the </text:span><text:span text:style-name="T3">string</text:span><text:span text:style-name="T1"> class from the C++ standard library.</text:span></text:p>
        </text:list-item>
      </text:list>
      <text:p text:style-name="P80"/>
      <text:p text:style-name="P73">Review: C-<text:span text:style-name="T77">s</text:span>trings</text:p>
      <text:p text:style-name="Standard"/>
      <text:p text:style-name="P44"><text:span text:style-name="T27">You already know that a string is an array of </text:span><text:span text:style-name="T31">char</text:span><text:span text:style-name="T27"> terminated by </text:span><text:span text:style-name="T30">'\0'. '\0' </text:span><text:span text:style-name="T27">has numeric value 0. </text:span><text:span text:style-name="T28">Here’s an example:</text:span></text:p>
      <table:table table:name="Table4" table:style-name="Table4">
        <table:table-column table:style-name="Table4.A"/>
        <table:table-row>
          <table:table-cell table:style-name="Table4.A1" office:value-type="string">
            <text:p text:style-name="P87">char x[] = <text:span text:style-name="T77">"</text:span>abc<text:span text:style-name="T77">"</text:span>; // same as {'a', 'b', 'c', '\0'}</text:p>
          </table:table-cell>
        </table:table-row>
      </table:table>
      <text:p text:style-name="P88"><text:span text:style-name="T22">These are called C-strings, </text:span><text:span text:style-name="T24">i.e., C-strings are character arrays containing the null character.</text:span><text:span text:style-name="T22"> </text:span></text:p>
      <text:p text:style-name="P89"/>
      <text:p text:style-name="P43"><text:span text:style-name="T22">There are some useful functions </text:span><text:span text:style-name="T23">to work with C strings of which some are listed below </text:span><text:span text:style-name="T22">(see CISS240):</text:span></text:p>
      <table:table table:name="Table5" table:style-name="Table5">
        <table:table-column table:style-name="Table5.A"/>
        <table:table-row>
          <table:table-cell table:style-name="Table5.A1" office:value-type="string">
            <text:p text:style-name="P24">strcpy(s1, s2) // copy</text:p>
            <text:p text:style-name="P24">strcmp(s1, s2) // compare</text:p>
            <text:p text:style-name="P24">strcat(s1, s2) // concat</text:p>
            <text:p text:style-name="P24">strlen(s1) <text:s text:c="4"/>// string length</text:p>
          </table:table-cell>
        </table:table-row>
      </table:table>
      <text:p text:style-name="P35"/>
      <text:p text:style-name="P6"><text:span text:style-name="T10">N</text:span><text:span text:style-name="T50">ote that in order to work with the above functions, you must include the header </text:span><text:span text:style-name="T51">cstring</text:span><text:span text:style-name="T50"> like so:</text:span></text:p>
      <table:table table:name="Table6" table:style-name="Table6">
        <table:table-column table:style-name="Table6.A"/>
        <table:table-row>
          <table:table-cell table:style-name="Table6.A1" office:value-type="string">
            <text:p text:style-name="P25">#include &lt;cstring&gt;</text:p>
          </table:table-cell>
        </table:table-row>
      </table:table>
      <text:p text:style-name="P35"/>
      <text:p text:style-name="P90"><text:span text:style-name="T54">N</text:span><text:span text:style-name="T52">ote that </text:span><text:span text:style-name="T54">the </text:span><text:span text:style-name="T53">relational operators </text:span><text:span text:style-name="T55">==, !=, etc. </text:span><text:span text:style-name="T53">don't work</text:span><text:span text:style-name="T52"> </text:span><text:span text:style-name="T53">with the string content but rather with the pointer to the </text:span><text:span text:style-name="T55">first value </text:span><text:span text:style-name="T53">the array. In</text:span><text:span text:style-name="T52"> particular, </text:span><text:span text:style-name="T53">note that</text:span><text:span text:style-name="T52"> </text:span><text:span text:style-name="T48">s1 == s2 </text:span><text:span text:style-name="T52">compares the addresses of</text:span><text:span text:style-name="T48"> s1</text:span><text:span text:style-name="T52"> and </text:span><text:span text:style-name="T48">s2.</text:span><text:span text:style-name="T52"> In other words, it does not compare the contents of the arrays. Likewise for</text:span><text:span text:style-name="T48"> !=, &lt;, </text:span><text:span text:style-name="T52">etc.</text:span></text:p>
      <text:p text:style-name="P36"/>
      <text:p text:style-name="P79"><text:span text:style-name="T74">The </text:span><text:span text:style-name="T6">std::</text:span><text:span text:style-name="T6">s</text:span><text:span text:style-name="T4">tring</text:span><text:span text:style-name="T59"> </text:span><text:span text:style-name="T61">c</text:span><text:span text:style-name="T60">lass </text:span><text:span text:style-name="T59">in C++</text:span></text:p>
      <text:p text:style-name="P9"/>
      <text:p text:style-name="P4"><text:span text:style-name="T12">You can use C-strings just fine in C++ but C++ also provides a </text:span><text:span text:style-name="T34">string</text:span><text:span text:style-name="T12"> class as part of it's standard library that can be easier to work with. </text:span><text:span text:style-name="T13">The </text:span><text:span text:style-name="T35">string</text:span><text:span text:style-name="T13"> class in C++ is defined under the </text:span><text:span text:style-name="T35">std</text:span><text:span text:style-name="T13"> namespace like the rest of the standard library and provides the usual operations you would expect with strings packaged together as a first class object.</text:span></text:p>
      <text:p text:style-name="P15"/>
      <text:p text:style-name="P45"><text:span text:style-name="T25">S</text:span><text:span text:style-name="T26">ome major features of the C++ </text:span><text:span text:style-name="T32">string</text:span><text:span text:style-name="T26"> class are outline below:</text:span></text:p>
      <table:table table:name="Table29" table:style-name="Table29">
        <table:table-column table:style-name="Table29.A"/>
        <table:table-row>
          <table:table-cell table:style-name="Table29.A1" office:value-type="string">
            <text:p text:style-name="P27">string(const char *) // constructor that lets you</text:p>
            <text:p text:style-name="P27"><text:s text:c="21"/>// build a <text:span text:style-name="T62">C++ </text:span>string <text:span text:style-name="T62">object</text:span></text:p>
            <text:p text:style-name="P27"><text:s text:c="21"/>// from a C-string</text:p>
            <text:p text:style-name="P27"/>
            <text:p text:style-name="P29">= <text:s text:c="19"/>// assign a string to another</text:p>
            <text:p text:style-name="P29"><text:s text:c="21"/>// works even with C strings</text:p>
            <text:p text:style-name="P29"/>
            <text:p text:style-name="P49">=<text:span text:style-name="T64">= <text:s text:c="3"/></text:span>!= <text:s text:c="12"/>// <text:span text:style-name="T64">compare C++ string objects</text:span></text:p>
            <text:p text:style-name="P48">&gt; <text:s text:c="4"/>&lt; <text:s text:c="13"/>// <text:span text:style-name="T64">relate C++ string objects</text:span></text:p>
            <text:p text:style-name="P28"/>
            <text:p text:style-name="P31">+= <text:s text:c="3"/>+ <text:s text:c="13"/>// concatenate string objects</text:p>
            <text:p text:style-name="P31"/>
            <text:p text:style-name="P32">[int] <text:s text:c="3"/>at(int) <text:s text:c="4"/>// access characters at a</text:p>
            <text:p text:style-name="P32"><text:s text:c="21"/>// particular index</text:p>
            <text:p text:style-name="P31"/>
            <text:p text:style-name="P31">substr(int) <text:s text:c="9"/>// Get substrings at particular</text:p>
            <text:p text:style-name="P47"><text:span text:style-name="T65">substr(int, int) </text:span><text:span text:style-name="T36"><text:s text:c="4"/>// locations in the string</text:span></text:p>
            <text:p text:style-name="P30"/>
            <text:p text:style-name="P26">length() <text:s text:c="12"/>// Get the length of the string</text:p>
            <text:p text:style-name="P30"/>
            <text:p text:style-name="P31">empty() <text:s text:c="13"/>// Check if the string is empty</text:p>
            <text:p text:style-name="P31"/>
            <text:p text:style-name="P50"><text:span text:style-name="T33">swap(string </text:span><text:span text:style-name="T37">&amp;</text:span><text:span text:style-name="T33">) <text:s text:c="6"/>// swap two string values</text:span></text:p>
          </table:table-cell>
        </table:table-row>
      </table:table>
      <text:p text:style-name="Standard"/>
      <text:p text:style-name="P58">Check C++ references online for more.</text:p>
      <text:p text:style-name="P58"/>
      <text:p text:style-name="P59">Here's a sample <text:span text:style-name="T2">main.cpp</text:span> that shows most of the above in action. Ask yourself what the output should be then verify by running it.</text:p>
      <table:table table:name="Table1" table:style-name="Table1">
        <table:table-column table:style-name="Table1.A"/>
        <table:table-row>
          <table:table-cell table:style-name="Table1.A1" office:value-type="string">
            <text:p text:style-name="P52">#include &lt;iostream&gt;</text:p>
            <text:p text:style-name="P46">#include &lt;string&gt;</text:p>
            <text:p text:style-name="P46"/>
            <text:p text:style-name="P51">int main()</text:p>
            <text:p text:style-name="P51">{</text:p>
            <text:p text:style-name="P51"><text:s text:c="4"/>std::string s1("Hello, World!"), s2("");</text:p>
            <text:p text:style-name="P51"><text:s text:c="4"/><text:span text:style-name="T66">std::string </text:span>s3("Hello, World!");</text:p>
            <text:p text:style-name="P46"><text:s text:c="4"/>std::cout &lt;&lt; "1:" &lt;&lt; s1 &lt;&lt; "\n";</text:p>
            <text:p text:style-name="P46"><text:s text:c="4"/>std::cout &lt;&lt; "2:" &lt;&lt; s1.length() &lt;&lt; "\n";</text:p>
            <text:p text:style-name="P46"><text:s text:c="4"/>std::cout &lt;&lt; "3:[" &lt;&lt; s2 &lt;&lt; "]\n";</text:p>
            <text:p text:style-name="P46"><text:s text:c="4"/>std::cout &lt;&lt; "4:" &lt;&lt; s2.length() &lt;&lt; "\n";</text:p>
            <text:p text:style-name="P46"><text:s text:c="4"/>std::cout &lt;&lt; "5:" &lt;&lt; (s1 != s2) &lt;&lt; "\n";</text:p>
            <text:p text:style-name="P46"><text:s text:c="4"/>std::cout &lt;&lt; "6:" &lt;&lt; (s1 == s2) &lt;&lt; "\n";</text:p>
            <text:p text:style-name="P46"><text:s text:c="4"/>std::cout &lt;&lt; "7:" &lt;&lt; (s2.empty()) &lt;&lt; "\n";</text:p>
            <text:p text:style-name="P46"><text:s text:c="4"/>std::cout &lt;&lt; "8:" &lt;&lt; (s2 == "") &lt;&lt; "\n";</text:p>
            <text:p text:style-name="P51"><text:soft-page-break/><text:s text:c="4"/>s2 = "!!";</text:p>
            <text:p text:style-name="P51"><text:s text:c="4"/>std::cout &lt;&lt; "9:" &lt;&lt; s1 + s2 &lt;&lt; "\n";</text:p>
            <text:p text:style-name="P46"><text:s text:c="4"/>std::cout &lt;&lt; "10:" &lt;&lt; s1 + "!!" &lt;&lt; "\n";</text:p>
            <text:p text:style-name="P51"><text:s text:c="4"/>s1 += s3;</text:p>
            <text:p text:style-name="P51"><text:s text:c="4"/>std::cout &lt;&lt; "11:" &lt;&lt; s1 &lt;&lt; "\n";</text:p>
            <text:p text:style-name="P51"><text:s text:c="4"/>s1 += "???";</text:p>
            <text:p text:style-name="P51"><text:s text:c="4"/>std::cout &lt;&lt; "12:" &lt;&lt; s1 &lt;&lt; "\n";</text:p>
            <text:p text:style-name="P46"><text:s text:c="4"/>std::cout &lt;&lt; "13:" &lt;&lt; s1.substr(3) &lt;&lt; "\n";</text:p>
            <text:p text:style-name="P46"><text:s text:c="4"/>std::cout &lt;&lt; "14:" &lt;&lt; s1.substr(3, 1) &lt;&lt; "\n";</text:p>
            <text:p text:style-name="P46"><text:s text:c="4"/>std::cout &lt;&lt; "15:" &lt;&lt; s1[2] &lt;&lt; "\n";</text:p>
            <text:p text:style-name="P46"><text:s text:c="4"/>s1[2] = 'X';</text:p>
            <text:p text:style-name="P46"><text:s text:c="4"/>std::cout &lt;&lt; "16:" &lt;&lt; s1 &lt;&lt; "\n";</text:p>
            <text:p text:style-name="P46"/>
            <text:p text:style-name="P46"><text:s text:c="4"/><text:span text:style-name="T73">return 0;</text:span></text:p>
            <text:p text:style-name="P46">}</text:p>
          </table:table-cell>
        </table:table-row>
      </table:table>
      <text:p text:style-name="P74">Searching for <text:span text:style-name="T77">s</text:span>ubstrings</text:p>
      <text:p text:style-name="P42"/>
      <text:p text:style-name="Standard"><text:span text:style-name="T57">You can </text:span><text:span text:style-name="T14">use the methods </text:span><text:span text:style-name="T38">find()</text:span><text:span text:style-name="T14"> and </text:span><text:span text:style-name="T38">rfind()</text:span><text:span text:style-name="T14"> provided by the string library to search for substrings within a </text:span><text:span text:style-name="T38">string</text:span><text:span text:style-name="T45"> </text:span><text:span text:style-name="T14">object. </text:span><text:span text:style-name="T15">Use </text:span><text:span text:style-name="T39">find</text:span><text:span text:style-name="T40">()</text:span><text:span text:style-name="T15"> to search from the left side of the string and </text:span><text:span text:style-name="T39">rfind</text:span><text:span text:style-name="T40">()</text:span><text:span text:style-name="T15"> to search from the right side instead. You can use both C++ </text:span><text:span text:style-name="T39">string</text:span><text:span text:style-name="T15"> objects and C strings as the substring values to search for.</text:span></text:p>
      <text:p text:style-name="P11"/>
      <text:p text:style-name="P37"><text:span text:style-name="T58">E</text:span><text:span text:style-name="T57">xample.</text:span></text:p>
      <table:table table:name="Table56" table:style-name="Table56">
        <table:table-column table:style-name="Table56.A"/>
        <table:table-row>
          <table:table-cell table:style-name="Table56.A1" office:value-type="string">
            <text:p text:style-name="P46">std::string s1 = "01234567890123456789";</text:p>
            <text:p text:style-name="P46">std::string s2 = "23";</text:p>
            <text:p text:style-name="P46">std::cout &lt;&lt; "1." &lt;&lt; s1.find(s2) &lt;&lt; "\n";</text:p>
            <text:p text:style-name="P46">std::cout &lt;&lt; "2." &lt;&lt; s1.find("23") &lt;&lt; "\n";</text:p>
            <text:p text:style-name="P46">std::cout &lt;&lt; "3." &lt;&lt; s1.find("$") &lt;&lt; "\n";</text:p>
            <text:p text:style-name="P46">std::cout &lt;&lt; "4." &lt;&lt; s1.rfind("23") &lt;&lt; "\n";</text:p>
          </table:table-cell>
        </table:table-row>
      </table:table>
      <text:p text:style-name="P10"/>
      <text:p text:style-name="P60"><text:span text:style-name="T46">Both </text:span><text:span text:style-name="T44">find()</text:span><text:span text:style-name="T46"> and </text:span><text:span text:style-name="T44">rfind()</text:span><text:span text:style-name="T46"> return the index where the substring first occurs. If the substring isn't found, </text:span><text:span text:style-name="T44">std::string::npos</text:span><text:span text:style-name="T46"> is returned which is the same as -1 but as an </text:span><text:span text:style-name="T44">unsigned int</text:span><text:span text:style-name="T46">.</text:span></text:p>
      <text:p text:style-name="P74">Searching for <text:span text:style-name="T77">c</text:span>haracters</text:p>
      <text:p text:style-name="P64"/>
      <text:p text:style-name="P63"><text:span text:style-name="T11">The standard </text:span><text:span text:style-name="T33">string</text:span><text:span text:style-name="T11"> library provides the following methods to search for characters in a string:</text:span></text:p>
      <text:list xml:id="list1292720617431848235" text:style-name="L2">
        <text:list-item>
          <text:p text:style-name="P82"><text:span text:style-name="T33">find_first_of(</text:span><text:span text:style-name="T41">)</text:span><text:span text:style-name="T16"> which takes in a character, a C-string or a </text:span><text:span text:style-name="T41">string</text:span><text:span text:style-name="T16"> object as its argument and finds the first index from the left side in the invoking </text:span><text:span text:style-name="T41">string</text:span><text:span text:style-name="T16"> object where any of the characters in the argument occur.</text:span></text:p>
        </text:list-item>
        <text:list-item>
          <text:p text:style-name="P83"><text:span text:style-name="T33">find_last_of()</text:span><text:span text:style-name="T11"> which is similar to </text:span><text:span text:style-name="T33">find_first_of()</text:span><text:span text:style-name="T11"> except it searches from the right side instead.</text:span></text:p>
        </text:list-item>
        <text:list-item>
          <text:p text:style-name="P83"><text:span text:style-name="T33">find_first_not_of()</text:span><text:span text:style-name="T11"> which also takes in a character, a C string or a </text:span><text:span text:style-name="T33">string</text:span><text:span text:style-name="T11"> object as argument but finds the index of the first character in the invoking </text:span><text:span text:style-name="T33">string</text:span><text:span text:style-name="T11"> object that isn't also in the argument provided to the method.</text:span></text:p>
        </text:list-item>
        <text:list-item>
          <text:p text:style-name="P83"><text:span text:style-name="T33">find_last_not_of()</text:span><text:span text:style-name="T11"> which is similar to </text:span><text:span text:style-name="T33">find_first_not_of()</text:span><text:span text:style-name="T11"> except that it searches from the right side instead.</text:span></text:p>
        </text:list-item>
      </text:list>
      <text:p text:style-name="P12"/>
      <text:p text:style-name="P38"><text:span text:style-name="T58">E</text:span><text:span text:style-name="T57">xample.</text:span></text:p>
      <table:table table:name="Table2" table:style-name="Table2">
        <table:table-column table:style-name="Table2.A"/>
        <table:table-row>
          <table:table-cell table:style-name="Table2.A1" office:value-type="string">
            <text:p text:style-name="P53">std::string s = "01234567890123456789";</text:p>
            <text:p text:style-name="P53">std::string t = "23";</text:p>
            <text:p text:style-name="P53">std::cout &lt;&lt; "1." &lt;&lt; s.find_first_of(t) &lt;&lt;"\n";</text:p>
            <text:p text:style-name="P53">std::cout &lt;&lt; "2." &lt;&lt; s.find_first_not_of("01") &lt;&lt; "\n";</text:p>
            <text:p text:style-name="P53">std::cout &lt;&lt; "3." &lt;&lt; s.find_last_of("012") &lt;&lt; "\n";</text:p>
            <text:p text:style-name="P53">std::cout &lt;&lt; "4." &lt;&lt; s.find_last_not_of("012") &lt;&lt; "\n";</text:p>
          </table:table-cell>
        </table:table-row>
      </table:table>
      <text:p text:style-name="P16"/>
      <text:p text:style-name="P60"><text:span text:style-name="T47">As with substring search, if nothing is found,</text:span><text:span text:style-name="T46"> </text:span><text:span text:style-name="T44">std::string::npos</text:span><text:span text:style-name="T46"> is returned which is the same as -1 but as an </text:span><text:span text:style-name="T44">unsigned int</text:span><text:span text:style-name="T46">.</text:span></text:p>
      <text:p text:style-name="P75">Replacement</text:p>
      <text:p text:style-name="P68"/>
      <text:p text:style-name="P65"><text:span text:style-name="T11">You can use the </text:span><text:span text:style-name="T33">replace()</text:span><text:span text:style-name="T11"> method to replace the contents of a string with the content of another. You need to specify indices to replace for the </text:span><text:span text:style-name="T33">string</text:span><text:span text:style-name="T11"> </text:span><text:span text:style-name="T20">object </text:span><text:span text:style-name="T11">invoking the method </text:span><text:span text:style-name="T17">but if you want, you can also specify the portion of the string passed in as the argument to use for the replacement.</text:span></text:p>
      <text:p text:style-name="P13"/>
      <text:p text:style-name="P39"><text:span text:style-name="T58">E</text:span><text:span text:style-name="T57">xample.</text:span></text:p>
      <table:table table:name="Table3" table:style-name="Table3">
        <table:table-column table:style-name="Table3.A"/>
        <table:table-row>
          <table:table-cell table:style-name="Table3.A1" office:value-type="string">
            <text:p text:style-name="P46">#include &lt;iostream&gt;</text:p>
            <text:p text:style-name="P46">#include &lt;string&gt;</text:p>
            <text:p text:style-name="P46"/>
            <text:p text:style-name="P54">int main()</text:p>
            <text:p text:style-name="P54">{</text:p>
            <text:p text:style-name="P46"><text:s text:c="4"/>std::string s1("0123456789");</text:p>
            <text:p text:style-name="P46"><text:s text:c="4"/>std::string s2("abcdef");</text:p>
            <text:p text:style-name="P46"/>
            <text:p text:style-name="P46"><text:s text:c="4"/>s1.replace(3, 2, s2);</text:p>
            <text:p text:style-name="P46"><text:s text:c="4"/>std::cout &lt;&lt; s1 &lt;&lt; "\n";</text:p>
            <text:p text:style-name="P46"/>
            <text:p text:style-name="P46"><text:s text:c="4"/>s1 = "0123456789";</text:p>
            <text:p text:style-name="P46"/>
            <text:p text:style-name="P46"><text:s text:c="4"/>s1.replace(3, 2, s2, 1, 3);</text:p>
            <text:p text:style-name="P46"><text:s text:c="4"/>std::cout &lt;&lt; s1 &lt;&lt; "\n";</text:p>
            <text:p text:style-name="P46"/>
            <text:p text:style-name="P57"><text:s text:c="4"/><text:span text:style-name="T73">return 0;</text:span></text:p>
            <text:p text:style-name="P46">}</text:p>
          </table:table-cell>
        </table:table-row>
      </table:table>
      <text:p text:style-name="P17"/>
      <text:p text:style-name="P61"><text:span text:style-name="T46">There are still other forms of </text:span><text:span text:style-name="T44">replace()</text:span><text:span text:style-name="T46"> available which can take in C strings or characters or even let you repeat a character a certain number of times. Research using Google when you have free time.</text:span></text:p>
      <text:p text:style-name="P76">Insertion</text:p>
      <text:p text:style-name="P69"/>
      <text:p text:style-name="P66"><text:span text:style-name="T11">You can use the </text:span><text:span text:style-name="T42">insert(</text:span><text:span text:style-name="T33">)</text:span><text:span text:style-name="T11"> method to </text:span><text:span text:style-name="T18">insert</text:span><text:span text:style-name="T11"> the contents of a string </text:span><text:span text:style-name="T18">into another. </text:span><text:span text:style-name="T11">You need to specify </text:span><text:span text:style-name="T18">the index of the invoking </text:span><text:span text:style-name="T42">string</text:span><text:span text:style-name="T18"> </text:span><text:span text:style-name="T19">object </text:span><text:span text:style-name="T18">to insert at but you can also </text:span><text:span text:style-name="T17">specify the portion of the string passed in as the argument to </text:span><text:span text:style-name="T18">insert.</text:span></text:p>
      <text:p text:style-name="P14"/>
      <text:p text:style-name="P40"><text:span text:style-name="T58">E</text:span><text:span text:style-name="T57">xample.</text:span></text:p>
      <table:table table:name="Table7" table:style-name="Table7">
        <table:table-column table:style-name="Table7.A"/>
        <table:table-row>
          <table:table-cell table:style-name="Table7.A1" office:value-type="string">
            <text:p text:style-name="P46">#include &lt;iostream&gt;</text:p>
            <text:p text:style-name="P46">#include &lt;string&gt;</text:p>
            <text:p text:style-name="P46"/>
            <text:p text:style-name="P55">int main() </text:p>
            <text:p text:style-name="P55">{</text:p>
            <text:p text:style-name="P46"><text:s text:c="4"/>std::string s1("0123456789");</text:p>
            <text:p text:style-name="P46"><text:s text:c="4"/>std::string s2("abcdef");</text:p>
            <text:p text:style-name="P46"/>
            <text:p text:style-name="P46"><text:s text:c="4"/>s1.insert(3, s2);</text:p>
            <text:p text:style-name="P46"><text:s text:c="4"/>std::cout &lt;&lt; s1 &lt;&lt; "\n";</text:p>
            <text:p text:style-name="P46"/>
            <text:p text:style-name="P46"><text:s text:c="4"/>s1 = "0123456789";</text:p>
            <text:p text:style-name="P46"><text:s text:c="4"/>s1.insert(3, s2, 2, 3);</text:p>
            <text:p text:style-name="P46"><text:s text:c="4"/>std::cout &lt;&lt; s1 &lt;&lt; "\n";</text:p>
            <text:p text:style-name="P46"/>
            <text:p text:style-name="P57"><text:s text:c="4"/><text:span text:style-name="T73">return 0;</text:span></text:p>
            <text:p text:style-name="P46">}</text:p>
          </table:table-cell>
        </table:table-row>
      </table:table>
      <text:p text:style-name="P18"/>
      <text:p text:style-name="P62"><text:span text:style-name="T46">Even more method signatures of </text:span><text:span text:style-name="T44">insert()</text:span><text:span text:style-name="T46"> exist as well.</text:span></text:p>
      <text:p text:style-name="P77">Type <text:span text:style-name="T77">c</text:span>onversion</text:p>
      <text:p text:style-name="P70"/>
      <text:p text:style-name="P67"><text:span text:style-name="T21">Given a C++ string object, y</text:span><text:span text:style-name="T11">ou can </text:span><text:span text:style-name="T21">get a C string with the same content using</text:span><text:span text:style-name="T11"> the </text:span><text:span text:style-name="T43">c_str</text:span><text:span text:style-name="T42">(</text:span><text:span text:style-name="T33">)</text:span><text:span text:style-name="T11"> method.</text:span></text:p>
      <text:p text:style-name="P22"/>
      <text:p text:style-name="P41"><text:span text:style-name="T58">E</text:span><text:span text:style-name="T57">xample.</text:span></text:p>
      <table:table table:name="Table9" table:style-name="Table9">
        <table:table-column table:style-name="Table9.A"/>
        <table:table-row>
          <table:table-cell table:style-name="Table9.A1" office:value-type="string">
            <text:p text:style-name="P46">#include &lt;iostream&gt;<text:tab/></text:p>
            <text:p text:style-name="P46">int main()</text:p>
            <text:p text:style-name="P46">{</text:p>
            <text:p text:style-name="P46"><text:s text:c="4"/>std::string s1 = "Hi!";</text:p>
            <text:p text:style-name="P56"><text:s text:c="4"/>const char * s2;</text:p>
            <text:p text:style-name="P56"><text:s text:c="4"/>s2 = s1.c_str();</text:p>
            <text:p text:style-name="P46"><text:s text:c="4"/>std::cout &lt;&lt; s2 &lt;&lt; "\n";</text:p>
            <text:p text:style-name="P46"/>
            <text:p text:style-name="P57"><text:s text:c="4"/><text:span text:style-name="T73">return 0;</text:span></text:p>
            <text:p text:style-name="P46">}</text:p>
          </table:table-cell>
        </table:table-row>
      </table:table>
      <text:p text:style-name="P19"/>
      <text:p text:style-name="P67"><text:span text:style-name="T21">You can use a regular constant character pointer to bind to the C-string returned but you </text:span><text:span text:style-name="T29">shouldn't delete the pointer</text:span><text:span text:style-name="T21"> if you do since the pointer will be pointing to the C-string content of the C++ </text:span><text:span text:style-name="T43">string</text:span><text:span text:style-name="T21"> object.</text:span></text:p>
      <table:table table:name="Table10" table:style-name="Table10">
        <table:table-column table:style-name="Table10.A"/>
        <table:table-row>
          <table:table-cell table:style-name="Table10.A1" office:value-type="string">
            <text:p text:style-name="P46">const char * s2;</text:p>
            <text:p text:style-name="P46">s2 = s1.c_str();</text:p>
            <text:p text:style-name="P46">std::cout &lt;&lt; s2 &lt;&lt; "\n";</text:p>
            <text:p text:style-name="P46">delete [] s2; // BAD!!!</text:p>
          </table:table-cell>
        </table:table-row>
      </table:table>
      <text:p text:style-name="P23"/>
      <text:p text:style-name="P67"><text:span text:style-name="T21">Since the C-string returned is a constant pointer to a character array, you </text:span><text:span text:style-name="T29">can't change its content</text:span><text:span text:style-name="T21"> through simple assignment.</text:span></text:p>
      <table:table table:name="Table8" table:style-name="Table8">
        <table:table-column table:style-name="Table8.A"/>
        <table:table-row>
          <table:table-cell table:style-name="Table8.A1" office:value-type="string">
            <text:p text:style-name="P46">const char * s2;</text:p>
            <text:p text:style-name="P46">s2 = s1.c_str();</text:p>
            <text:p text:style-name="P46">s2[1] = '$'; // BAD!!!</text:p>
          </table:table-cell>
        </table:table-row>
      </table:table>
      <text:p text:style-name="P20"/>
      <text:p text:style-name="P78">External Resources</text:p>
      <text:p text:style-name="P71"/>
      <text:p text:style-name="P21">There are many resources available to you to learn more if you are interested.</text:p>
      <text:p text:style-name="P21"/>
      <text:p text:style-name="P33">Most textbooks contain some information on the <text:span text:style-name="T2">std::string</text:span> class.</text:p>
      <text:p text:style-name="P33"/>
      <text:p text:style-name="P34">The internet is full of websites containing a detailed reference to the C++ standard library. The following are two good ones, just Google for more:</text:p>
      <text:list xml:id="list1421333017397135997" text:style-name="L3">
        <text:list-item>
          <text:p text:style-name="P84"><text:a xlink:type="simple" xlink:href="http://www.cplusplus.com/" text:style-name="Internet_20_link" text:visited-style-name="Visited_20_Internet_20_Link">http://www.cplusplus.com</text:a></text:p>
        </text:list-item>
        <text:list-item>
          <text:p text:style-name="P84"><text:a xlink:type="simple" xlink:href="http://en.cppreference.com/" text:style-name="Internet_20_link" text:visited-style-name="Visited_20_Internet_20_Link">http://en.cppreference.com</text:a></text:p>
        </text:list-item>
      </text:list>
      <text:p text:style-name="P72"/>
      <text:p text:style-name="P72">You should get used to researching content online. When you have questions, you are more than likely running into an issue that other people also have run into in the past. Leverage their experience. Find and join a good C++ forum. At the very least, join the following discussion website<text:span text:style-name="T73">s</text:span> meant for programmers:</text:p>
      <text:list xml:id="list892071891257398489" text:style-name="L4">
        <text:list-item>
          <text:p text:style-name="P85"><text:a xlink:type="simple" xlink:href="http://stackoverflow.com/" text:style-name="Internet_20_link" text:visited-style-name="Visited_20_Internet_20_Link">http://stackoverflow.com/</text:a></text:p>
        </text:list-item>
        <text:list-item>
          <text:p text:style-name="P86"><text:a xlink:type="simple" xlink:href="http://programmers.stackexchange.com/" text:style-name="Internet_20_link" text:visited-style-name="Visited_20_Internet_20_Link">http://programmers.stackexchange.com/</text:a></text:p>
        </text:list-item>
      </text:list>
      <text:p text:style-name="P72"/>
      <text:p text:style-name="P72">Of course you shouldn't outright plagiarize content you find online. It won't really help you much to just copy-paste code in anyway.</text:p>
      <text:p text:style-name="P78">Exercises</text:p>
      <text:p text:style-name="P72"/>
      <text:p text:style-name="P72"/>
      <text:p text:style-name="Standard"><text:span text:style-name="T63">Exercise. </text:span>Do an experiment to verify <text:span text:style-name="T67">that </text:span><text:span text:style-name="T2">operator&gt;&gt;</text:span> (i.e., input) <text:s/>is overloaded to work with <text:span text:style-name="T2">std::string</text:span> objects. <text:s/>Note that a whitespace will terminate an input.</text:p>
      <text:p text:style-name="Standard"/>
      <text:p text:style-name="Standard"/>
      <text:p text:style-name="Standard"><text:span text:style-name="T63">Exercise. </text:span><text:span text:style-name="T68">Write a program that does the following: Declare a </text:span><text:span text:style-name="T7">std::string</text:span><text:span text:style-name="T68"> object and initialize </text:span><text:span text:style-name="T70">it</text:span><text:span text:style-name="T68"> with a string. Create an array of </text:span><text:span text:style-name="T7">std::string</text:span><text:span text:style-name="T68"> objects from the words in the first string. The separator of words include the space and the period. Print all the words in the first string, each on a separate line. Print the total number of words and the average number of characters per word.</text:span></text:p>
      <text:p text:style-name="P5"/>
      <text:p text:style-name="P5"/>
      <text:p text:style-name="Standard"><text:span text:style-name="T71">Exercise.</text:span><text:span text:style-name="T69"> </text:span>Write a program that prompts the user for a string and print<text:span text:style-name="T72">s </text:span>“integer” if the string is made up of digit characters where the first is not ‘0’; otherwise the program prints “not integer”.</text:p>
      <text:p text:style-name="P7"/>
      <text:p text:style-name="P7"/>
      <text:p text:style-name="P91"><text:span text:style-name="T71">Exercise.</text:span><text:span text:style-name="T69"> </text:span>Write a function that accepts a <text:span text:style-name="T2">std::string</text:span> object <text:s/>and returns the string with words capitalized. In other words, i<text:span text:style-name="T72">f</text:span> the object passed in is <text:span text:style-name="T2">std::string(</text:span><text:span text:style-name="T8">"</text:span><text:span text:style-name="T2">hello world</text:span><text:span text:style-name="T8">"</text:span><text:span text:style-name="T2">)</text:span>, then <text:span text:style-name="T2">std::string</text:span><text:span text:style-name="T8">"</text:span><text:span text:style-name="T2">Hello World</text:span><text:span text:style-name="T8">"</text:span><text:span text:style-name="T2">)</text:span> is returned; if the object passed in is <text:s/><text:span text:style-name="T2">std::string(</text:span><text:span text:style-name="T8">"</text:span><text:span text:style-name="T2">ok. that’s great!</text:span><text:span text:style-name="T8">"</text:span><text:span text:style-name="T2">)</text:span>, then <text:span text:style-name="T2">std::string(</text:span><text:span text:style-name="T8">"</text:span><text:span text:style-name="T2">Ok. That’s great!</text:span><text:span text:style-name="T8">"</text:span><text:span text:style-name="T2">)</text:span> is returned. <text:s/>Assume that the only word separators are the space, the period, and the exclamation mar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1" svg:font-family="Arial" style:font-family-generic="roman"/>
    <style:font-face style:name="Lohit Devanagari" svg:font-family="'Lohit Devanagari'" style:font-family-generic="roman"/>
    <style:font-face style:name="ARial" svg:font-family="ARial" style:font-family-generic="swiss"/>
    <style:font-face style:name="Arial2" svg:font-family="Arial" style:font-family-generic="swiss"/>
    <style:font-face style:name="Arial" svg:font-family="Arial" style:font-adornments="Regular" style:font-family-generic="swiss"/>
    <style:font-face style:name="Courier New1" svg:font-family="'Courier New'" style:font-adornments="Regular"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2" draw:display-name="Dashed (var) 2" draw:style="rect" draw:dots2="1" draw:dots2-length="0.0315in" draw:distance="0.0236in"/>
    <draw:stroke-dash draw:name="Dashed_20__28_var_29__20_3" draw:display-name="Dashed (var) 3" draw:style="rect" draw:dots2="1" draw:dots2-length="0.063in" draw:distance="0.047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fo:font-size="10pt" style:font-size-asian="10.5pt" style:font-weight-asian="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0835in" fo:margin-bottom="0in" loext: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1"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693in" fo:margin-bottom="0in" loext: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Arial1"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26in" fo:margin-bottom="0in" loext: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1" fo:font-family="Arial" style:font-family-generic="roman"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835in" fo:margin-bottom="0in" loext: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1"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ffffff" style:font-name="Lohit Devanagari" fo:font-family="'Lohit Devanagari'"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ffffff"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835in" fo:margin-bottom="0in" loext: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1"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693in" fo:margin-bottom="0in" loext: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Arial1"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26in" fo:margin-bottom="0in" loext: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835in" fo:margin-bottom="0in" loext: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1"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693in" fo:margin-bottom="0in" loext: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Arial1"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626in" fo:margin-bottom="0in" loext: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626in" fo:margin-bottom="0in" loext: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1" fo:font-family="Ari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835in" fo:margin-bottom="0in" loext: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1" fo:font-family="Ari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507083"/>
    </style:style>
    <style:style style:name="MT2" style:family="text">
      <style:text-properties style:font-name="Courier New" officeooo:rsid="01507083"/>
    </style:style>
    <style:style style:name="MT3" style:family="text">
      <style:text-properties officeooo:rsid="013d4191"/>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Standard">C++ (Y. Liow) <text:s text:c="58"/><text:span text:style-name="MT1">70</text:span>. <text:span text:style-name="MT1">C++ </text:span><text:span text:style-name="MT2">string</text:span><text:span text:style-name="MT1"> class</text:span></text:p>
      </style:header>
      <style:footer>
        <text:p text:style-name="MP1"><text:page-number text:select-page="current">10</text:page-number> <text:span text:style-name="MT3">of </text:span><text:span text:style-name="MT3"><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6:30:07.332218759</meta:creation-date>
    <dc:date>2017-01-06T16:11:19.470000000</dc:date>
    <meta:editing-duration>P4DT1H51M27S</meta:editing-duration>
    <meta:editing-cycles>309</meta:editing-cycles>
    <meta:generator>LibreOffice/5.1.4.2$Windows_x86 LibreOffice_project/f99d75f39f1c57ebdd7ffc5f42867c12031db97a</meta:generator>
    <meta:document-statistic meta:table-count="12" meta:image-count="0" meta:object-count="0" meta:page-count="11" meta:paragraph-count="160" meta:word-count="1537" meta:character-count="9363" meta:non-whitespace-character-count="7548"/>
  </office:meta>
</office:document-meta>
</file>